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0.61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28.0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sult" table:style-name="ta1">
        <table:shapes>
          <draw:frame draw:z-index="0" draw:style-name="gr1" draw:text-style-name="P1" svg:width="453.74pt" svg:height="255.26pt" svg:x="254.95pt" svg:y="27.86pt">
            <loext:p draw:notify-on-update-of-ranges="result.B3:result.B10 result.A1:result.A1 result.C3:result.C10 result.A11:result.A11 result.C13:result.C20 result.A21:result.A21 result.C23:result.C3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10 cli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 concurrent clients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50" calcext:value-type="float">
            <text:p>350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0" calcext:value-type="float">
            <text:p>400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string" calcext:value-type="string">
            <text:p>25 cli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 concurrent clients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78" calcext:value-type="float">
            <text:p>107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122" calcext:value-type="float">
            <text:p>112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1162" calcext:value-type="float">
            <text:p>116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office:value-type="float" office:value="1129" calcext:value-type="float">
            <text:p>112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0" calcext:value-type="float">
            <text:p>250</text:p>
          </table:table-cell>
          <table:table-cell office:value-type="float" office:value="1398" calcext:value-type="float">
            <text:p>139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00" calcext:value-type="float">
            <text:p>300</text:p>
          </table:table-cell>
          <table:table-cell office:value-type="float" office:value="1382" calcext:value-type="float">
            <text:p>138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0" calcext:value-type="float">
            <text:p>350</text:p>
          </table:table-cell>
          <table:table-cell office:value-type="float" office:value="1653" calcext:value-type="float">
            <text:p>165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00" calcext:value-type="float">
            <text:p>400</text:p>
          </table:table-cell>
          <table:table-cell office:value-type="float" office:value="1529" calcext:value-type="float">
            <text:p>1529</text:p>
          </table:table-cell>
        </table:table-row>
        <table:table-row table:style-name="ro1">
          <table:table-cell office:value-type="string" calcext:value-type="string">
            <text:p>50 cli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 concurrent clients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3072" calcext:value-type="float">
            <text:p>307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393" calcext:value-type="float">
            <text:p>339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3265" calcext:value-type="float">
            <text:p>326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3686" calcext:value-type="float">
            <text:p>368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7217" calcext:value-type="float">
            <text:p>721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office:value-type="float" office:value="3697" calcext:value-type="float">
            <text:p>369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50" calcext:value-type="float">
            <text:p>350</text:p>
          </table:table-cell>
          <table:table-cell office:value-type="float" office:value="7453" calcext:value-type="float">
            <text:p>745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office:value-type="float" office:value="7363" calcext:value-type="float">
            <text:p>73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01T22:17:03.089061544</dc:date>
    <meta:editing-duration>PT3M14S</meta:editing-duration>
    <meta:editing-cycles>1</meta:editing-cycles>
    <meta:document-statistic meta:table-count="1" meta:cell-count="84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8cm" svg:height="9.006cm" xlink:href=".." xlink:type="simple" chart:class="chart:line" chart:style-name="ch1">
        <chart:title svg:x="4.336cm" svg:y="0.316cm" chart:style-name="ch2">
          <text:p>Execution Time of Sequential Server</text:p>
        </chart:title>
        <chart:legend chart:legend-position="end" svg:x="13.182cm" svg:y="3.706cm" style:legend-expansion="high" chart:style-name="ch3"/>
        <chart:plot-area chart:style-name="ch4" table:cell-range-address="result.B3:result.C10 result.A1:result.A1 result.A11:result.A11 result.C13:result.C20 result.A21:result.A21 result.C23:result.C30" chart:data-source-has-labels="both" svg:x="1.331cm" svg:y="1.275cm" svg:width="11.531cm" svg:height="6.57cm">
          <chartooo:coordinate-region svg:x="2.323cm" svg:y="1.474cm" svg:width="10.259cm" svg:height="5.724cm"/>
          <chart:axis chart:dimension="x" chart:name="primary-x" chart:style-name="ch5" chartooo:axis-type="auto">
            <chartooo:date-scale/>
            <chart:title svg:x="6.377cm" svg:y="8.025cm" chart:style-name="ch6">
              <text:p>Iterations</text:p>
            </chart:title>
            <chart:categories table:cell-range-address="result.B3:result.B10"/>
          </chart:axis>
          <chart:axis chart:dimension="y" chart:name="primary-y" chart:style-name="ch5">
            <chart:title svg:x="0.451cm" svg:y="5.517cm" chart:style-name="ch7">
              <text:p>Milliseconds</text:p>
            </chart:title>
            <chart:grid chart:style-name="ch8" chart:class="major"/>
          </chart:axis>
          <chart:series chart:style-name="ch9" chart:values-cell-range-address="result.C3:result.C10" chart:label-cell-address="result.A1:result.A1" chart:class="chart:line">
            <chart:data-point chart:repeated="8"/>
          </chart:series>
          <chart:series chart:style-name="ch10" chart:values-cell-range-address="result.C13:result.C20" chart:label-cell-address="result.A11:result.A11" chart:class="chart:line">
            <chart:data-point chart:repeated="8"/>
          </chart:series>
          <chart:series chart:style-name="ch11" chart:values-cell-range-address="result.C23:result.C30" chart:label-cell-address="result.A21:result.A21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 clients</text:p>
                <draw:g>
                  <svg:desc>result.A1:result.A1</svg:desc>
                </draw:g>
              </table:table-cell>
              <table:table-cell office:value-type="string">
                <text:p>25 clients</text:p>
                <draw:g>
                  <svg:desc>result.A11:result.A11</svg:desc>
                </draw:g>
              </table:table-cell>
              <table:table-cell office:value-type="string">
                <text:p>50 clients</text:p>
                <draw:g>
                  <svg:desc>result.A21:result.A21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result.B3:result.B10</svg:desc>
                </draw:g>
              </table:table-cell>
              <table:table-cell office:value-type="float" office:value="134">
                <text:p>134</text:p>
                <draw:g>
                  <svg:desc>result.C3:result.C10</svg:desc>
                </draw:g>
              </table:table-cell>
              <table:table-cell office:value-type="float" office:value="1078">
                <text:p>1078</text:p>
                <draw:g>
                  <svg:desc>result.C13:result.C20</svg:desc>
                </draw:g>
              </table:table-cell>
              <table:table-cell office:value-type="float" office:value="3072">
                <text:p>3072</text:p>
                <draw:g>
                  <svg:desc>result.C23:result.C30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04">
                <text:p>204</text:p>
              </table:table-cell>
              <table:table-cell office:value-type="float" office:value="1122">
                <text:p>1122</text:p>
              </table:table-cell>
              <table:table-cell office:value-type="float" office:value="3393">
                <text:p>339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318">
                <text:p>318</text:p>
              </table:table-cell>
              <table:table-cell office:value-type="float" office:value="1162">
                <text:p>1162</text:p>
              </table:table-cell>
              <table:table-cell office:value-type="float" office:value="3265">
                <text:p>326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11">
                <text:p>311</text:p>
              </table:table-cell>
              <table:table-cell office:value-type="float" office:value="1129">
                <text:p>1129</text:p>
              </table:table-cell>
              <table:table-cell office:value-type="float" office:value="3686">
                <text:p>3686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317">
                <text:p>317</text:p>
              </table:table-cell>
              <table:table-cell office:value-type="float" office:value="1398">
                <text:p>1398</text:p>
              </table:table-cell>
              <table:table-cell office:value-type="float" office:value="7217">
                <text:p>7217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86">
                <text:p>286</text:p>
              </table:table-cell>
              <table:table-cell office:value-type="float" office:value="1382">
                <text:p>1382</text:p>
              </table:table-cell>
              <table:table-cell office:value-type="float" office:value="3697">
                <text:p>3697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578">
                <text:p>578</text:p>
              </table:table-cell>
              <table:table-cell office:value-type="float" office:value="1653">
                <text:p>1653</text:p>
              </table:table-cell>
              <table:table-cell office:value-type="float" office:value="7453">
                <text:p>745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552">
                <text:p>552</text:p>
              </table:table-cell>
              <table:table-cell office:value-type="float" office:value="1529">
                <text:p>1529</text:p>
              </table:table-cell>
              <table:table-cell office:value-type="float" office:value="7363">
                <text:p>73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